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100000220E2A068B20414E6B1.jpg" manifest:media-type="image/jpeg"/>
  <manifest:file-entry manifest:full-path="Pictures/10000000000001CE000002C052CE42190703D0E6.jpg" manifest:media-type="image/jpeg"/>
  <manifest:file-entry manifest:full-path="Pictures/1000020100000373000000CFC40C4776E66BCBA3.png" manifest:media-type="image/png"/>
  <manifest:file-entry manifest:full-path="Pictures/1000000000000034000000343FB3F43192A0E2AE.jpg" manifest:media-type="image/jpeg"/>
  <manifest:file-entry manifest:full-path="Pictures/100002010000002E0000002E21FB2D9915A5E352.png" manifest:media-type="image/png"/>
  <manifest:file-entry manifest:full-path="Pictures/100002010000012C000000EA61E54A5F3885EE6C.png" manifest:media-type="image/png"/>
  <manifest:file-entry manifest:full-path="Pictures/100000000000034A000001B8AA3D221FF69E1C5C.jpg" manifest:media-type="image/jpeg"/>
  <manifest:file-entry manifest:full-path="Pictures/100000000000013B000000A037B8C95BF8D048B1.jpg" manifest:media-type="image/jpeg"/>
  <manifest:file-entry manifest:full-path="Pictures/1000000000000113000000B789AF18F16ED5D4C9.png" manifest:media-type="image/png"/>
  <manifest:file-entry manifest:full-path="Pictures/100002010000089800000205F01FBB13861C5833.png" manifest:media-type="image/png"/>
  <manifest:file-entry manifest:full-path="Pictures/100002010000026800000057B2FF22FC99B5A010.png" manifest:media-type="image/png"/>
  <manifest:file-entry manifest:full-path="Pictures/10000000000002E200000302186DD3D6F0B0BCA4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35cm" fo:min-width="2.3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35cm" fo:min-width="2.3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draw:fill="none" fo:min-height="7.434cm"/>
    </style:style>
    <style:style style:name="gr11" style:family="graphic" style:parent-style-name="standard">
      <style:graphic-properties draw:stroke="none" draw:fill="none" fo:min-height="4.859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title">
      <style:graphic-properties draw:auto-grow-height="true" fo:min-height="0.888cm"/>
    </style:style>
    <style:style style:name="pr8" style:family="presentation" style:parent-style-name="Title_20_and_20_Content-outline1">
      <style:graphic-properties fo:min-height="8.893cm"/>
    </style:style>
    <style:style style:name="pr9" style:family="presentation" style:parent-style-name="Title_20_and_20_Content-notes">
      <style:graphic-properties draw:fill-color="#ffffff" fo:min-height="13.364cm"/>
    </style:style>
    <style:style style:name="pr10" style:family="presentation" style:parent-style-name="Title_20_and_20_Content-title">
      <style:graphic-properties fo:min-height="0.888cm"/>
    </style:style>
    <style:style style:name="pr11" style:family="presentation" style:parent-style-name="Title_20_and_20_Content-subtitle">
      <style:graphic-properties draw:fill-color="#ffffff" fo:min-height="11.086cm"/>
    </style:style>
    <style:style style:name="pr12" style:family="presentation" style:parent-style-name="Address-notes">
      <style:graphic-properties draw:fill-color="#ffffff" fo:min-height="13.365cm"/>
    </style:style>
    <style:style style:name="pr13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color="#ffffff" fo:font-size="20pt"/>
    </style:style>
    <style:style style:name="P3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4" style:family="paragraph">
      <style:paragraph-properties fo:text-align="start" style:font-independent-line-spacing="true"/>
      <style:text-properties fo:font-size="20pt"/>
    </style:style>
    <style:style style:name="P5" style:family="paragraph">
      <style:paragraph-properties fo:text-align="start" style:font-independent-line-spacing="true"/>
      <style:text-properties fo:font-size="16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color="#ffffff" fo:font-size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entury Schoolbook L" fo:font-size="12pt" style:font-size-asian="12pt" style:font-size-complex="1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Application Building Process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2"><text:s/></text:span><text:span text:style-name="T2">Sireesha S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Contents</text:span></text:p>
          </draw:text-box>
        </draw:frame>
        <draw:frame draw:name="Content Placeholder 4" presentation:style-name="pr5" draw:text-style-name="P5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1"><text:span text:style-name="T4">Preprocessor Stage</text:span></text:p>
                <text:list>
                  <text:list-item>
                    <text:p><text:span text:style-name="T5">Header inclusion</text:span></text:p>
                  </text:list-item>
                  <text:list-item>
                    <text:p><text:span text:style-name="T5">Comment removal</text:span></text:p>
                  </text:list-item>
                  <text:list-item>
                    <text:p><text:span text:style-name="T5">Macro Substitution</text:span></text:p>
                  </text:list-item>
                  <text:list-item>
                    <text:p><text:span text:style-name="T5">Conditional Compilation</text:span></text:p>
                  </text:list-item>
                </text:list>
              </text:list-item>
              <text:list-item>
                <text:p><text:span text:style-name="T4">Compilation Stage</text:span></text:p>
                <text:list>
                  <text:list-item>
                    <text:p><text:span text:style-name="T5">Analysis phase</text:span></text:p>
                  </text:list-item>
                  <text:list-item>
                    <text:p><text:span text:style-name="T5">Synthesis phase</text:span></text:p>
                  </text:list-item>
                </text:list>
              </text:list-item>
              <text:list-item>
                <text:p text:style-name="P1"><text:span text:style-name="T4">Assembler</text:span></text:p>
              </text:list-item>
              <text:list-item>
                <text:p text:style-name="P1"><text:span text:style-name="T4">Linker</text:span>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xml:id="id3" draw:id="id3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Introduction 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header>
                <text:p>Application building process covers the stages that a source file (.c file) undergoes to generate the executable object file. </text:p>
              </text:list-header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xml:id="id4" draw:id="id4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Flow Diagram of the process</text:span></text:p>
          </draw:text-box>
        </draw:frame>
        <draw:custom-shape draw:style-name="gr2" draw:text-style-name="P8" draw:layer="layout" svg:width="3cm" svg:height="1.2cm" svg:x="8.2cm" svg:y="2.2cm">
          <text:p text:style-name="P7"><text:span text:style-name="T6">Preprocesso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cm" svg:height="1.2cm" svg:x="8.2cm" svg:y="6.2cm">
          <text:p text:style-name="P7"><text:span text:style-name="T6">Assembl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cm" svg:height="1.2cm" svg:x="8.2cm" svg:y="4.2cm">
          <text:p text:style-name="P7"><text:span text:style-name="T6">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3cm" svg:height="1.2cm" svg:x="8.2cm" svg:y="8.2cm">
          <text:p text:style-name="P7"><text:span text:style-name="T6">Linker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9.8cm" svg:y1="3.4cm" svg:x2="9.8cm" svg:y2="4.2cm">
          <text:p/>
        </draw:line>
        <draw:line draw:style-name="gr3" draw:text-style-name="P7" draw:layer="layout" svg:x1="9.8cm" svg:y1="5.4cm" svg:x2="9.8cm" svg:y2="6.2cm">
          <text:p/>
        </draw:line>
        <draw:line draw:style-name="gr3" draw:text-style-name="P7" draw:layer="layout" svg:x1="9.8cm" svg:y1="7.4cm" svg:x2="9.8cm" svg:y2="8.2cm">
          <text:p/>
        </draw:line>
        <draw:frame draw:style-name="gr4" draw:text-style-name="P9" draw:layer="layout" svg:width="2.4cm" svg:height="0.729cm" svg:x="9.2cm" svg:y="9.6cm">
          <draw:text-box>
            <text:p><text:span text:style-name="T4">a.out</text:span></text:p>
          </draw:text-box>
        </draw:frame>
        <draw:frame draw:style-name="gr4" draw:text-style-name="P9" draw:layer="layout" svg:width="2.4cm" svg:height="0.729cm" svg:x="9cm" svg:y="1.471cm">
          <draw:text-box>
            <text:p><text:span text:style-name="T4">1.c</text:span></text:p>
          </draw:text-box>
        </draw:frame>
        <draw:frame draw:style-name="gr4" draw:text-style-name="P9" draw:layer="layout" svg:width="2.4cm" svg:height="0.729cm" svg:x="10.2cm" svg:y="3.471cm">
          <draw:text-box>
            <text:p><text:span text:style-name="T4">1.i</text:span></text:p>
          </draw:text-box>
        </draw:frame>
        <draw:frame draw:style-name="gr4" draw:text-style-name="P9" draw:layer="layout" svg:width="2.4cm" svg:height="0.729cm" svg:x="10.2cm" svg:y="5.471cm">
          <draw:text-box>
            <text:p><text:span text:style-name="T4">1.s</text:span></text:p>
          </draw:text-box>
        </draw:frame>
        <draw:frame draw:style-name="gr4" draw:text-style-name="P9" draw:layer="layout" svg:width="2.4cm" svg:height="0.729cm" svg:x="10cm" svg:y="7.4cm">
          <draw:text-box>
            <text:p><text:span text:style-name="T4">1.o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xml:id="id5" draw:id="id5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Preprocessor</text:p>
          </draw:text-box>
        </draw:frame>
        <draw:frame presentation:style-name="pr8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Comment removal - </text:p>
                <text:list>
                  <text:list-item>
                    <text:p>Comments can be provided by // …......................</text:p>
                  </text:list-item>
                  <text:list-item>
                    <text:p>Multi-line comments are provided by /* <text:s/>…............. */</text:p>
                  </text:list-item>
                </text:list>
              </text:list-item>
              <text:list-item>
                <text:p>Macro substitution -</text:p>
                <text:p><text:span text:style-name="T7">macro is used for textual replacement of data,at the preprocessor stage the text defined in the macro is substituted by data.</text:span></text:p>
              </text:list-item>
              <text:list-item>
                <text:p><text:span text:style-name="T8">Header files inclusion</text:span><text:span text:style-name="T9"> -</text:span></text:p>
                <text:p><text:span text:style-name="T7">All the header files will be included at this stage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xml:id="id6" draw:id="id6">
        <office:forms form:automatic-focus="false" form:apply-design-mode="false"/>
        <draw:frame presentation:style-name="pr10" draw:layer="layout" svg:width="18.202cm" svg:height="0.888cm" svg:x="0.212cm" svg:y="0.169cm" presentation:class="title" presentation:placeholder="true">
          <draw:text-box/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>Conditional compilation -</text:p>
                <text:p>- <text:s/>conditional compilation is the process in which one can instruct preprocessor whether to include certain chuck of code or not.</text:p>
                <text:p>- The following conditional directives are used.</text:p>
                <text:list>
                  <text:list-header>
                    <text:p>- #ifdef</text:p>
                    <text:p>- #if</text:p>
                    <text:p>-#define</text:p>
                    <text:p>-#else</text:p>
                    <text:p>-#elseif</text:p>
                    <text:p>-#elif </text:p>
                  </text:list-header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 xml:id="id7" draw:id="id7">
        <office:forms form:automatic-focus="false" form:apply-design-mode="false"/>
        <draw:frame presentation:style-name="pr10" draw:layer="layout" svg:width="18.202cm" svg:height="0.888cm" svg:x="0.212cm" svg:y="0.169cm" presentation:class="title" presentation:user-transformed="true">
          <draw:text-box>
            <text:p>Compilation stage</text:p>
          </draw:text-box>
        </draw:frame>
        <draw:frame presentation:style-name="pr8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7">Compilation is the second phase it takes output from preprocessor(hello.i) and generate assembler source code(hello.s).</text:span></text:p>
              </text:list-item>
              <text:list-item>
                <text:p><text:span text:style-name="T7">The compilation process is a sequence of various phases.</text:span></text:p>
                <text:p><text:span text:style-name="T7">- lexical analyzer</text:span></text:p>
                <text:p><text:span text:style-name="T7">- syntax analysis</text:span></text:p>
                <text:p><text:span text:style-name="T7">- semantic analysis</text:span></text:p>
                <text:p><text:span text:style-name="T7">- intermediate code generation</text:span></text:p>
                <text:p><text:span text:style-name="T7">- code optimization</text:span></text:p>
                <text:p><text:span text:style-name="T7">- code generation</text:span></text:p>
                <text:p><text:span text:style-name="T7"/></text:p>
              </text:list-item>
            </text:list>
          </draw:text-box>
        </draw:frame>
        <draw:frame draw:style-name="gr5" draw:text-style-name="P7" draw:layer="layout" svg:width="0.461cm" svg:height="0.703cm" draw:transform="skewX (-0.045553093477052) translate (5.891cm -1.508cm)">
          <draw:image xlink:href="Pictures/10000000000001CE000002C052CE42190703D0E6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 xml:id="id8" draw:id="id8">
        <office:forms form:automatic-focus="false" form:apply-design-mode="false"/>
        <draw:frame presentation:style-name="pr10" draw:text-style-name="P10" draw:layer="layout" svg:width="18.014cm" svg:height="0.888cm" svg:x="0.4cm" svg:y="0.169cm" presentation:class="title" presentation:user-transformed="true">
          <draw:text-box>
            <text:p><text:span text:style-name="T10">Flow diagram of compilation process</text:span></text:p>
          </draw:text-box>
        </draw:frame>
        <draw:custom-shape draw:style-name="gr6" draw:text-style-name="P11" draw:layer="layout" svg:width="3.1cm" svg:height="0.6cm" svg:x="6.6cm" svg:y="4.5cm">
          <text:p text:style-name="P7"><text:span text:style-name="T11">semantic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3cm" svg:height="0.6cm" svg:x="6.6cm" svg:y="7.1cm">
          <text:p text:style-name="P7"><text:span text:style-name="T11"><text:s/></text:span><text:span text:style-name="T11">Code optimiz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18cm" svg:height="0.6cm" svg:x="6.6cm" svg:y="8.315cm">
          <text:p text:style-name="P7"><text:span text:style-name="T11">Code generator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3.182cm" svg:height="0.6cm" svg:x="6.6cm" svg:y="1.987cm">
          <text:p text:style-name="P7"><text:span text:style-name="T11">Lexical 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7" draw:layer="layout" svg:width="3.082cm" svg:height="0.6cm" svg:x="6.6cm" svg:y="3.207cm">
          <text:p text:style-name="P7"><text:span text:style-name="T11">syntax</text:span> 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cm" svg:height="0.8cm" svg:x="6.6cm" svg:y="5.7cm">
          <text:p text:style-name="P7"><text:span text:style-name="T11">Intermediate code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8.2cm" svg:y1="2.587cm" svg:x2="8.2cm" svg:y2="3.207cm">
          <text:p/>
        </draw:line>
        <draw:line draw:style-name="gr3" draw:text-style-name="P7" draw:layer="layout" svg:x1="8.2cm" svg:y1="5.066cm" svg:x2="8.2cm" svg:y2="5.686cm">
          <text:p/>
        </draw:line>
        <draw:line draw:style-name="gr3" draw:text-style-name="P7" draw:layer="layout" svg:x1="8.137cm" svg:y1="3.885cm" svg:x2="8.137cm" svg:y2="4.505cm">
          <text:p/>
        </draw:line>
        <draw:custom-shape draw:style-name="gr2" draw:text-style-name="P7" draw:layer="layout" svg:width="4.8cm" svg:height="1.6cm" svg:x="13.4cm" svg:y="3cm">
          <text:p text:style-name="P7">Analysis</text:p>
          <text:p text:style-name="P7">Phase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697cm" svg:height="1.6cm" svg:x="13.503cm" svg:y="6.2cm">
          <text:p text:style-name="P7">Synthesis</text:p>
          <text:p text:style-name="P7">phase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0cm" svg:y1="2.4cm" svg:x2="13.4cm" svg:y2="3.4cm">
          <text:p/>
        </draw:line>
        <draw:line draw:style-name="gr9" draw:text-style-name="P7" draw:layer="layout" svg:x1="9.9cm" svg:y1="3.6cm" svg:x2="13.3cm" svg:y2="3.6cm">
          <text:p/>
        </draw:line>
        <draw:line draw:style-name="gr9" draw:text-style-name="P7" draw:layer="layout" svg:x1="10cm" svg:y1="4.8cm" svg:x2="13.4cm" svg:y2="3.8cm">
          <text:p/>
        </draw:line>
        <draw:line draw:style-name="gr9" draw:text-style-name="P7" draw:layer="layout" svg:x1="13.4cm" svg:y1="6.8cm" svg:x2="10.7cm" svg:y2="6cm">
          <text:p/>
        </draw:line>
        <draw:line draw:style-name="gr9" draw:text-style-name="P7" draw:layer="layout" svg:x1="9.7cm" svg:y1="7.4cm" svg:x2="13.403cm" svg:y2="7cm">
          <text:p/>
        </draw:line>
        <draw:line draw:style-name="gr9" draw:text-style-name="P7" draw:layer="layout" svg:x1="9.9cm" svg:y1="8.8cm" svg:x2="13.5cm" svg:y2="7.2cm">
          <text:p/>
        </draw:line>
        <draw:line draw:style-name="gr3" draw:text-style-name="P7" draw:layer="layout" svg:x1="8.2cm" svg:y1="6.48cm" svg:x2="8.2cm" svg:y2="7.1cm">
          <text:p/>
        </draw:line>
        <draw:line draw:style-name="gr3" draw:text-style-name="P7" draw:layer="layout" svg:x1="8.2cm" svg:y1="7.695cm" svg:x2="8.2cm" svg:y2="8.315cm">
          <text:p/>
        </draw:line>
        <draw:custom-shape draw:style-name="gr2" draw:text-style-name="P7" draw:layer="layout" svg:width="4cm" svg:height="2.4cm" svg:x="1.4cm" svg:y="5.8cm">
          <text:p text:style-name="P7">Symbol table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0" xml:id="id9" draw:id="id9">
        <office:forms form:automatic-focus="false" form:apply-design-mode="false"/>
        <draw:frame draw:style-name="gr10" draw:layer="layout" svg:width="20.641cm" svg:height="7.684cm" svg:x="-0.441cm" svg:y="1.6cm">
          <draw:text-box>
            <text:list text:style-name="L2">
              <text:list-item>
                <text:p><text:span text:style-name="T9">Lexical analyzer <text:s/></text:span><text:span text:style-name="T4">This phase scans the sequence of code as a stream of characters and converts in <text:s/>a meaningful lexemes.</text:span></text:p>
                <text:p><text:span text:style-name="T4"><text:s text:c="2"/></text:span><text:span text:style-name="T4">- <text:s text:c="3"/>Lexemes are represented by lexical analyzer in the form of tokens as &lt;token – name,attribute value&gt;</text:span></text:p>
                <text:p><text:span text:style-name="T4">- There <text:s/>are six classes of tokens.</text:span></text:p>
                <text:list>
                  <text:list-header>
                    <text:p><text:span text:style-name="T4">- identifiers</text:span></text:p>
                    <text:p><text:span text:style-name="T4">- keywords</text:span></text:p>
                    <text:p><text:span text:style-name="T4">- constants</text:span></text:p>
                    <text:p><text:span text:style-name="T4">- string literals</text:span></text:p>
                    <text:p><text:span text:style-name="T4">- operators</text:span></text:p>
                    <text:p><text:span text:style-name="T4">- seperators</text:span></text:p>
                    <text:p><text:span text:style-name="T4"><text:s/></text:span></text:p>
                  </text:list-header>
                </text:list>
              </text:list-item>
            </text:list>
          </draw:text-box>
        </draw:frame>
        <draw:frame presentation:style-name="pr10" draw:layer="layout" svg:width="18.202cm" svg:height="0.888cm" svg:x="0.212cm" svg:y="0.169cm" presentation:class="title" presentation:placeholder="true" presentation:user-transformed="true">
          <draw:text-box/>
        </draw:frame>
        <draw:frame presentation:style-name="pr11" draw:layer="layout" svg:width="19.963cm" svg:height="11.086cm" svg:x="0cm" svg:y="1.057cm" presentation:class="subtitle" presentation:placeholder="true" presentation:user-transformed="true">
          <draw:text-box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 xml:id="id10" draw:id="id10">
        <office:forms form:automatic-focus="false" form:apply-design-mode="false"/>
        <draw:frame presentation:style-name="pr10" draw:layer="layout" svg:width="18.202cm" svg:height="0.888cm" svg:x="0.212cm" svg:y="0.169cm" presentation:class="title" presentation:placeholder="true">
          <draw:text-box/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><text:span text:style-name="T9">Syntax analysis</text:span><text:span text:style-name="T7"> </text:span><text:span text:style-name="T4">-</text:span></text:p>
                <text:p><text:span text:style-name="T4">- <text:s text:c="3"/>Syntax analysis is also known as parsing.</text:span></text:p>
                <text:p><text:span text:style-name="T4">- <text:s text:c="3"/>Syntax analysis generates the syntax tree.</text:span></text:p>
                <text:p><text:span text:style-name="T4"><text:s/></text:span><text:span text:style-name="T4">- <text:s text:c="3"/>In this phase parser checks if the expression made by the tokens is syntactically <text:s/></text:span><text:span text:style-name="T4"><text:tab/></text:span><text:span text:style-name="T4">correct</text:span></text:p>
              </text:list-item>
            </text:list>
          </draw:text-box>
        </draw:frame>
        <draw:frame draw:style-name="gr11" draw:layer="layout" svg:width="19.483cm" svg:height="5.109cm" svg:x="0.347cm" svg:y="6cm">
          <draw:text-box>
            <text:list text:style-name="L2">
              <text:list-item>
                <text:p>Semantic analysis -</text:p>
                <text:p>-<text:span text:style-name="T9"> </text:span><text:span text:style-name="T4">semantic analysis checks whether the parse tree constructed follows the rules of language.</text:span></text:p>
                <text:list>
                  <text:list-item>
                    <text:p><text:span text:style-name="T4">Type checking is performed in semantic analysi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 xml:id="id11" draw:id="id11">
        <office:forms form:automatic-focus="false" form:apply-design-mode="false"/>
        <draw:frame presentation:style-name="pr10" draw:layer="layout" svg:width="18.202cm" svg:height="0.888cm" svg:x="0.212cm" svg:y="0.169cm" presentation:class="title" presentation:placeholder="true">
          <draw:text-box/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><text:span text:style-name="T8"><text:s/></text:span><text:span text:style-name="T2">Intermediate code generation -</text:span></text:p>
                <text:p><text:span text:style-name="T4">- After the semantic analysis the compiler generates an intermediate code of the source code for the target machine.</text:span></text:p>
              </text:list-item>
              <text:list-item>
                <text:p><text:span text:style-name="T2">Code optimization </text:span><text:span text:style-name="T9">- </text:span></text:p>
                <text:p><text:span text:style-name="T4">- Optimization of code can be done to speed up the program execution.</text:span></text:p>
              </text:list-item>
              <text:list-item>
                <text:p><text:span text:style-name="T2">Code generation -</text:span></text:p>
                <text:p><text:span text:style-name="T4">- Code generator translates intermediate code in to relocatable machine code.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 xml:id="id12" draw:id="id12">
        <draw:frame presentation:style-name="pr10" draw:layer="layout" svg:width="18.202cm" svg:height="0.888cm" svg:x="0.212cm" svg:y="0.169cm" presentation:class="title" presentation:placeholder="true" presentation:user-transformed="true">
          <draw:text-box/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>Assembler -</text:p>
                <text:list>
                  <text:list-header>
                    <text:p>In the assembly phase assembler translates (hello.s) in to machine language instruction and packages them in the form known as relocatable object programs and stores the result of (hello.o).</text:p>
                  </text:list-header>
                </text:list>
              </text:list-item>
              <text:list-item>
                <text:p>Linker -</text:p>
                <text:list>
                  <text:list-header>
                    <text:p>linking refers to creation of a single executable file from multiple object files. </text:p>
                  </text:list-header>
                </text:list>
                <text:p/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 xml:id="id13" draw:id="id13">
        <draw:frame presentation:style-name="pr10" draw:text-style-name="P12" draw:layer="layout" svg:width="18.202cm" svg:height="0.888cm" svg:x="0.212cm" svg:y="0.169cm" presentation:class="title" presentation:user-transformed="true">
          <draw:text-box>
            <text:p><text:span text:style-name="T2">Conclusion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>Gcc is a compiler and is an application for end user and is a piece of code which is used throughout the building process to create an target file.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ddress" xml:id="id14" draw:id="id14"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osing" xml:id="id15" draw:id="id15"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F01FBB13861C5833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4"><text:span text:style-name="MT9">Fourth level</text:span></text:p>
                                                </text:list-item>
                                                <text:list-item>
                                                  <text:p text:style-name="MP15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6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89AF18F16ED5D4C9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7"><text:span text:style-name="MT14">Global Village</text:span></text:p>
            <text:p text:style-name="MP17"><text:span text:style-name="MT14">IT SEZ</text:span></text:p>
            <text:p text:style-name="MP17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7"><text:span text:style-name="MT14">Raheja Mindspace</text:span></text:p>
            <text:p text:style-name="MP17"><text:span text:style-name="MT14">IT Park</text:span></text:p>
            <text:p text:style-name="MP17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37B8C95BF8D048B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7"><text:span text:style-name="MT14">South Main Street </text:span></text:p>
            <text:p text:style-name="MP17"><text:span text:style-name="MT14">Milpitas</text:span></text:p>
            <text:p text:style-name="MP17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6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AA3D221FF69E1C5C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21FB2D9915A5E352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3FB3F43192A0E2AE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8"><text:span text:style-name="MT20">Fairness</text:span></text:p>
        <text:p text:style-name="MP18"><text:span text:style-name="MT20">Learning</text:span></text:p>
        <text:p text:style-name="MP18"><text:span text:style-name="MT20">Responsibility</text:span></text:p>
        <text:p text:style-name="MP18"><text:span text:style-name="MT20">Innovation</text:span></text:p>
        <text:p text:style-name="MP18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6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C40C4776E66BCBA3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E2A068B20414E6B1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9T19:25:25.516109879</meta:creation-date>
    <meta:generator>LibreOffice/4.2.3.3$Linux_x86 LibreOffice_project/420m0$Build-3</meta:generator>
    <dc:date>2016-11-30T13:41:59.120327280</dc:date>
    <meta:editing-duration>PT4H53M34S</meta:editing-duration>
    <meta:editing-cycles>16</meta:editing-cycles>
    <meta:document-statistic meta:object-count="191"/>
  </office:meta>
</office:document-meta>
</file>